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9f42"/>
    </style:style>
    <style:style style:name="P2" style:family="paragraph" style:parent-style-name="Standard">
      <style:text-properties officeooo:rsid="00149f42" officeooo:paragraph-rsid="00149f42"/>
    </style:style>
    <style:style style:name="P3" style:family="paragraph" style:parent-style-name="Standard">
      <style:text-properties officeooo:rsid="00149f42" officeooo:paragraph-rsid="0015a997"/>
    </style:style>
    <style:style style:name="P4" style:family="paragraph" style:parent-style-name="Standard">
      <style:text-properties fo:color="#000000" fo:font-weight="normal" officeooo:rsid="00149f42" officeooo:paragraph-rsid="00149f42" style:font-weight-asian="normal" style:font-weight-complex="normal"/>
    </style:style>
    <style:style style:name="P5" style:family="paragraph" style:parent-style-name="Standard">
      <style:text-properties fo:color="#000000" fo:font-weight="normal" officeooo:rsid="00149f42" officeooo:paragraph-rsid="0015a997" style:font-weight-asian="normal" style:font-weight-complex="normal"/>
    </style:style>
    <style:style style:name="P6" style:family="paragraph" style:parent-style-name="Standard">
      <style:text-properties fo:color="#000000" fo:font-weight="normal" officeooo:rsid="00149f42" officeooo:paragraph-rsid="00171139" style:font-weight-asian="normal" style:font-weight-complex="normal"/>
    </style:style>
    <style:style style:name="P7" style:family="paragraph" style:parent-style-name="Standard">
      <style:text-properties fo:color="#000000" fo:font-weight="normal" officeooo:rsid="0015a997" officeooo:paragraph-rsid="0015a997" style:font-weight-asian="normal" style:font-weight-complex="normal"/>
    </style:style>
    <style:style style:name="P8" style:family="paragraph" style:parent-style-name="Standard">
      <style:text-properties fo:color="#000000" fo:font-weight="normal" officeooo:rsid="0015a997" officeooo:paragraph-rsid="00171139" style:font-weight-asian="normal" style:font-weight-complex="normal"/>
    </style:style>
    <style:style style:name="P9" style:family="paragraph" style:parent-style-name="Standard">
      <style:text-properties fo:color="#000000" fo:font-weight="normal" officeooo:rsid="00171139" officeooo:paragraph-rsid="00171139" style:font-weight-asian="normal" style:font-weight-complex="normal"/>
    </style:style>
    <style:style style:name="P10" style:family="paragraph" style:parent-style-name="Standard">
      <style:text-properties fo:color="#000000" fo:font-weight="bold" officeooo:rsid="00149f42" officeooo:paragraph-rsid="00149f42" style:font-weight-asian="bold" style:font-weight-complex="bold"/>
    </style:style>
    <style:style style:name="P11" style:family="paragraph" style:parent-style-name="Standard">
      <style:text-properties fo:color="#000000" fo:font-weight="bold" officeooo:rsid="00149f42" officeooo:paragraph-rsid="0015a997" style:font-weight-asian="bold" style:font-weight-complex="bold"/>
    </style:style>
    <style:style style:name="P12" style:family="paragraph" style:parent-style-name="Standard">
      <style:text-properties fo:color="#000000" fo:font-weight="bold" officeooo:rsid="0015a997" officeooo:paragraph-rsid="00171139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4.075cm"/>
        </style:tab-stops>
      </style:paragraph-properties>
      <style:text-properties officeooo:paragraph-rsid="0015a997"/>
    </style:style>
    <style:style style:name="P14" style:family="paragraph" style:parent-style-name="Standard">
      <style:text-properties officeooo:paragraph-rsid="0015a997"/>
    </style:style>
    <style:style style:name="P15" style:family="paragraph" style:parent-style-name="Standard">
      <style:text-properties officeooo:paragraph-rsid="001711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9f42"/>
    </style:style>
    <style:style style:name="T3" style:family="text">
      <style:text-properties fo:color="#21409a" fo:font-weight="bold" style:font-weight-asian="bold" style:font-weight-complex="bold"/>
    </style:style>
    <style:style style:name="T4" style:family="text">
      <style:text-properties fo:color="#000000" fo:font-weight="normal" officeooo:rsid="00149f42" style:font-weight-asian="normal" style:font-weight-complex="normal"/>
    </style:style>
    <style:style style:name="T5" style:family="text">
      <style:text-properties fo:color="#000000" fo:font-weight="normal" officeooo:rsid="0015a997" style:font-weight-asian="normal" style:font-weight-complex="normal"/>
    </style:style>
    <style:style style:name="T6" style:family="text">
      <style:text-properties fo:color="#000000" fo:font-weight="normal" officeooo:rsid="00171139" style:font-weight-asian="normal" style:font-weight-complex="normal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bold" officeooo:rsid="00149f42" style:font-weight-asian="bold" style:font-weight-complex="bold"/>
    </style:style>
    <style:style style:name="T9" style:family="text">
      <style:text-properties fo:color="#000000" fo:font-weight="bold" officeooo:rsid="0015a997" style:font-weight-asian="bold" style:font-weight-complex="bold"/>
    </style:style>
    <style:style style:name="T10" style:family="text">
      <style:text-properties fo:color="#000000" fo:font-weight="bold" officeooo:rsid="0017113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5a997"/>
    </style:style>
    <style:style style:name="T13" style:family="text">
      <style:text-properties officeooo:rsid="001711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stão</text:span></text:p>
      <text:p text:style-name="P1">No que se refere à declaração de vetores unidimensionais na linguagem C, identifique a alternativa que corresponde à declaração de um vetor de inteiros com espaço de armazenamento para 20 números.</text:p>
      <text:p text:style-name="P1"/>
      <text:p text:style-name="P14"><text:span text:style-name="T9">R:</text:span><text:span text:style-name="T5"> </text:span><text:span text:style-name="T2"><text:s/></text:span><text:span text:style-name="T3">int vet[20].</text:span></text:p>
      <text:p text:style-name="P2"/>
      <text:p text:style-name="P2"><text:span text:style-name="T1">Questão</text:span></text:p>
      <text:p text:style-name="P2">Na linguagem C, para um vetor cujo limite mínimo é 0 (zero) e o limite máximo é 29 (vinte e nove), qual é a faixa correspondente entre o limite mínimo e máximo do vetor?</text:p>
      <text:p text:style-name="P2"/>
      <text:p text:style-name="P3"><text:span text:style-name="T9">R:</text:span><text:span text:style-name="T5"> </text:span><text:s/><text:span text:style-name="T3">30</text:span></text:p>
      <text:p text:style-name="P4"/>
      <text:p text:style-name="P5"><text:span text:style-name="T1">Questão</text:span></text:p>
      <text:p text:style-name="P4">Observe o código abaixo e classifique o algoritmo utilizado com relação a estrutura de programação: </text:p>
      <text:p text:style-name="P4"/>
      <text:p text:style-name="P4">prod =1; </text:p>
      <text:p text:style-name="P4">for (x = n; x &gt; 0; x--) </text:p>
      <text:p text:style-name="P4">prod *= x; </text:p>
      <text:p text:style-name="P4">return(prod);</text:p>
      <text:p text:style-name="P10"/>
      <text:p text:style-name="P13"><text:span text:style-name="T9">R:</text:span><text:span text:style-name="T5"> </text:span><text:span text:style-name="T8"><text:s text:c="2"/></text:span><text:span text:style-name="T3">b) Iterativo</text:span>.</text:p>
      <text:p text:style-name="P4"/>
      <text:p text:style-name="P5"><text:span text:style-name="T1">Questão</text:span> <text:s/></text:p>
      <text:p text:style-name="P5">Observe o código, a seguir, e classifique o tipo de pilha utilizada com relação à estrutura de programação: </text:p>
      <text:p text:style-name="P5"/>
      <text:p text:style-name="P5">aux=new(pilha); </text:p>
      <text:p text:style-name="P5">scanf(“%d”, &amp;aux-&gt;num); </text:p>
      <text:p text:style-name="P5">aux-&gt;prox=topo; </text:p>
      <text:p text:style-name="P5">topo=aux;</text:p>
      <text:p text:style-name="P4"/>
      <text:p text:style-name="P14"><text:span text:style-name="T9">R:</text:span><text:span text:style-name="T5"> <text:s/>Di</text:span>nâmica</text:p>
      <text:p text:style-name="P7"/>
      <text:p text:style-name="P5"><text:span text:style-name="T1">Questão</text:span></text:p>
      <text:p text:style-name="P7">A estrutura de dados do tipo pilha com relação às operações de inserção e remoção pode ser classificada como:</text:p>
      <text:p text:style-name="P4"/>
      <text:p text:style-name="P14"><text:span text:style-name="T9">R:</text:span><text:span text:style-name="T5"> <text:s/></text:span>A estrutura de dados do tipo pilha tem como uma de suas principais características o fato de que o último elemento a ser inserido é o primeiro a ser removido, ou seja, em inglês Last-In, First-Out (LIFO). <text:s/><text:span text:style-name="T8">Last-In, First-Out <text:s/></text:span><text:span text:style-name="T9">= </text:span><text:span text:style-name="T8">Ultimo a entrar primeiro a sair</text:span></text:p>
      <text:p text:style-name="P4"/>
      <text:p text:style-name="P11">Questão</text:p>
      <text:p text:style-name="P5">Observe o código seguinte e classifique o tipo de fila utilizada com relação à estrutura de programação: </text:p>
      <text:p text:style-name="P6">struct { </text:p>
      <text:p text:style-name="P6">int codigo; </text:p>
      <text:p text:style-name="P6">float sal; </text:p>
      <text:p text:style-name="P6">} </text:p>
      <text:p text:style-name="P5">fila[5]; </text:p>
      <text:p text:style-name="P5">. </text:p>
      <text:p text:style-name="P5">. </text:p>
      <text:p text:style-name="P5">. </text:p>
      <text:p text:style-name="P5">std::cin&gt;&gt;fila[topo].codigo; </text:p>
      <text:p text:style-name="P5"><text:soft-page-break/>std::cin&gt;&gt;fila[topo].sal;</text:p>
      <text:p text:style-name="P5"/>
      <text:p text:style-name="P15"><text:span text:style-name="T9">R:</text:span><text:span text:style-name="T5"> </text:span><text:span text:style-name="T11">A linhas de comando fila[5] e topo++ mostram claramente uma estrutura de alocação estática no trecho de código da questão. A fila já é definida como um vetor de 5 posições, e a cada inserção a variável topo é incrementada de 1 em 1.</text:span></text:p>
      <text:p text:style-name="P8"/>
      <text:p text:style-name="P8"/>
      <text:p text:style-name="P12">Questão</text:p>
      <text:p text:style-name="P8">Observe o código a seguir, classificando o tipo de fila utilizada com relação à estrutura de programação, e depois escolha a alternativa correta. </text:p>
      <text:p text:style-name="P8">struct { </text:p>
      <text:p text:style-name="P8">int codigo; </text:p>
      <text:p text:style-name="P8">float sal; </text:p>
      <text:p text:style-name="P8">} fila[5]; </text:p>
      <text:p text:style-name="P8">. </text:p>
      <text:p text:style-name="P8">. </text:p>
      <text:p text:style-name="P8">. </text:p>
      <text:p text:style-name="P8">std::cin&gt;&gt;fila[topo].codigo; </text:p>
      <text:p text:style-name="P8">std::cin&gt;&gt;fila[topo].sal; </text:p>
      <text:p text:style-name="P8"/>
      <text:p text:style-name="P15"><text:span text:style-name="T10">R:</text:span><text:span text:style-name="T6"> </text:span><text:span text:style-name="T11">Define-se uma estrutura com um dado do tipo inteiro e outro do tipo real, caracterizando uma estrutura heterogênea.</text:span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1:17:45.041220941</meta:creation-date>
    <dc:date>2018-11-05T21:49:42.531981616</dc:date>
    <meta:editing-duration>PT46S</meta:editing-duration>
    <meta:editing-cycles>1</meta:editing-cycles>
    <meta:document-statistic meta:table-count="0" meta:image-count="0" meta:object-count="0" meta:page-count="2" meta:paragraph-count="48" meta:word-count="331" meta:character-count="1981" meta:non-whitespace-character-count="1661"/>
    <meta:generator>LibreOffice/6.0.6.2$Linux_X86_64 LibreOffice_project/00m0$Build-2</meta:generator>
  </office:meta>
</office:document-meta>
</file>